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officeooo:paragraph-rsid="0016b156"/>
    </style:style>
    <style:style style:name="P4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officeooo:paragraph-rsid="001a2beb"/>
    </style:style>
    <style:style style:name="P5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officeooo:paragraph-rsid="001cba7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cba7d" style:language-asian="zh" style:country-asian="CN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/>
      <style:text-properties officeooo:paragraph-rsid="001cba7d" style:language-asian="zh" style:country-asian="CN"/>
    </style:style>
    <style:style style:name="P8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officeooo:paragraph-rsid="001cba7d" style:language-asian="zh" style:country-asian="CN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1cba7d" style:language-asian="zh" style:country-asian="CN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paragraph-rsid="001cba7d" style:language-asian="zh" style:country-asian="CN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5pt" fo:font-weight="bold" officeooo:paragraph-rsid="001cba7d" style:font-size-asian="15pt" style:language-asian="zh" style:country-asian="CN" style:font-weight-asian="bold" style:font-size-complex="15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officeooo:paragraph-rsid="001cba7d" style:language-asian="zh" style:country-asian="CN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cba7d" style:language-asian="zh" style:country-asian="CN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officeooo:paragraph-rsid="001cba7d" style:language-asian="zh" style:country-asian="CN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9cm" style:auto-text-indent="false" style:page-number="auto" fo:background-color="transparent"/>
      <style:text-properties officeooo:paragraph-rsid="001cba7d" style:language-asian="zh" style:country-asian="CN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cba7d" style:language-asian="ja" style:country-asian="JP"/>
    </style:style>
    <style:style style:name="T3" style:family="text">
      <style:text-properties style:language-asian="zh" style:country-asian="CN"/>
    </style:style>
    <style:style style:name="T4" style:family="text">
      <style:text-properties officeooo:rsid="00141b79" style:language-asian="zh" style:country-asian="CN"/>
    </style:style>
    <style:style style:name="T5" style:family="text">
      <style:text-properties officeooo:rsid="001cba7d" style:language-asian="zh" style:country-asian="CN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none" style:text-line-through-typ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过了很久，二人疲倦地躺在地上。枫狸握紧音游酱的手，问：“音游酱，我们……会死在这里吗？”音游酱犹豫了一下，过了一会儿，他坐了起来，回答枫狸：“瞎说什么呢，我们一定能……欸你看！那是什么？”音游酱兴奋地跳了起来，手指向不远处一个红褐色的盒子。顺着音游酱的手，枫狸快步走过去，捡起盒子迫不及待地打开了。音游酱也追了上来，与枫狸一起查看盒中的纸条——“抱歉抱歉，这边出了点问题。正常情况下游玩结束会回到进入游玩场景前的地方，但是数据出错，不小心把你们扔到沙漠里来了。总之，这里有一个指南针，一直朝南走就可以回到原来的地方了。”二人看到了纸条下面有一个小巧的指南针。枫狸感到无语。音游酱拿上盒子和指南针，兴奋地拉起枫狸的手：“快点回去吧，只要朝南走就可以了哦！”然后拉着枫狸跑了起来。“欸欸慢点慢点”枫狸一脸惊愕地跑了起来。</text:p>
      <text:p text:style-name="P2">不知走过了多少路，音游酱和枫狸已经离开了沙漠，而且看到了来时放对讲机的桌子，于是二人放慢了脚步。音游酱对枫狸开口道“所以，我们先回<text:span text:style-name="T1">ペポン</text:span><text:span text:style-name="T3">星拉点人过来吧，毕竟两个人——两个触摸点可没法打魔王曲。</text:span>”“嗨！音游酱和枫狸！”就在音游酱与枫狸商量时，一个陌生的、少女的声音叫住了他们。二人循声望去。枫狸看到了两个女人：一个头发<text:span text:style-name="T6">碳酸钙色</text:span>白色、眼睛<text:span text:style-name="T6">亚铁盐溶液色</text:span><text:span text:style-name="T7">浅绿</text:span>色的女人和一个头发<text:span text:style-name="T6">氧化铜色</text:span>黑色、眼睛<text:span text:style-name="T6">铜盐溶液色</text:span>蓝色的女人。枫狸寻思着“他们……就是光和对立？”“欸！光和对立啊，好久不见！”音游酱撇下枫狸，跑去和光还有对立聊天。一段时间后，音游酱回到枫狸身边，把枫狸拉到远处，和枫狸说起了悄悄话：“记住，白色头发的是光，黑色头发的是对立。实际上，连我也是第一次看见他们，但总之，请假装你们之间是朋友。我们需要他们的帮助。”音游酱认真地告诉枫狸这些事，枫狸默默地听着。</text:p>
      <text:p text:style-name="P2"/>
      <text:p text:style-name="P2"/>
      <text:p text:style-name="P2">音游酱、枫狸、光和对立四人回到了<text:span text:style-name="T3">音游酱的卧室。“咳咳，各位，我还有作业要写，就先回去了”枫狸与众人告别，离开了音游酱的家。音游酱看见枫狸走了，就与光和对立聊了起来。“呐，光和对立，你们以后住哪呢？”光和对立想了想，说“可以去外面找个酒店住……不过，如果你愿意的话，住你家也可以哦！”光和对立想能更方便与音游酱一起进入伪Arcaea世界，正巧，音游酱也这么想。于是，音游酱答应下来并去给她们安排房间了。</text:span></text:p>
      <text:p text:style-name="P3"><text:span text:style-name="T3">安顿了光和对立，音游酱在卧室里写起了作业。写完了作业，音游酱心想“无论是DR</text:span><text:span text:style-name="T4">3还是Arcaea，都会遇到一个问题：高速大位移。先不谈我们能不能移动得那么快，普通人在眼睛前的物体很厉害的时候会看不清那个物体。为此，我们需要提升我们的动态视力。其次，反复地高速运动，极端点的例子如Pentiment [BYD]的直角弓蛇，亦或是PRIMITIVE LIGHTS [FTR]和Dantalion [FTR]的高速大位移天地交互，真用身体去接肯定把人晃得很晕。如何解决这些问题呢……</text:span><text:span text:style-name="T3">”这时，音游酱突然想到一个人，“对了！</text:span><text:span text:style-name="T1">やんで</text:span><text:span text:style-name="T3">先生，如果能拜托他研发出能对抗上述问题的药剂就好了。但……他家在哪？”因为这些问题还没最终解决办法，所以音游酱把这些问题抛到了一边，先打起了音游。</text:span></text:p>
      <text:p text:style-name="P4"><text:span text:style-name="T3">吃过晚饭，音游酱跑去枫狸家了。音游酱敲了敲枫狸家的门，枫狸打开了门。音游酱在门口和枫狸聊了起来：“欸，那个……枫狸，你认识</text:span><text:span text:style-name="T1">やんで</text:span><text:span text:style-name="T3">吗？”“欸？那个整天研究怎么复活妹妹的科学家？我没和他见过面，不过，我知道他家在哪。怎么，为什么突然提起他？”音游酱把他的想法都告诉了枫狸。”哦，这样吗……那，我们一起去拜访他？”“我也这么想，那什么时候走？”“我作业写完了，要不现在就去？”“好！”</text:span></text:p>
      <text:p text:style-name="P5"><text:span text:style-name="T3">“……所以，你们需要这种特殊的药水？”</text:span><text:span text:style-name="T1">やんで</text:span><text:span text:style-name="T3">说。转眼间，音游酱和枫狸到了</text:span><text:span text:style-name="T1">やんで</text:span><text:span text:style-name="T3">家。“是的，所以拜托您能否花时间研制一下。作为回报，我们可以帮助您做任何事，如果要研发经费也可以。不过，我们是学生，无法给出很多钱，也不能全天二十四小时在这里帮忙，不过，放学后可以来帮忙。而且，我家里有两个朋友，她们没事做，我可以让他们过来全天候帮忙。”音游酱诚恳地说。“我可以试试帮你们研制。不过，钱不用了，我想让你们来帮忙复活我的妹妹，你们应该也知道她的情况……对了，你把你说的那两个朋友叫过来帮忙就可</text:span><text:soft-page-break/><text:span text:style-name="T3">以了，就不用你们两个来忙了。”“好的，谢谢</text:span><text:span text:style-name="T1">やんで</text:span><text:span text:style-name="T3">先生！”音游酱心里十分高兴。互相留下电话后，音游酱和枫狸离开了</text:span><text:span text:style-name="T1">やんで</text:span><text:span text:style-name="T3">的家。回去的路上，枫狸一脸无语地问音游酱：“所以……现在光和对立住在你家？”“啊”“那你说的光和对立有用，是指把她们弄来当</text:span><text:span text:style-name="T1">やんで</text:span><text:span text:style-name="T3">的助手？？？”音游酱听到这话，没忍住笑了出来，“哈哈哈哈哈哈不是啦哈哈，只是想让她们来一起打伪Arcaea世界的谱，</text:span><text:span text:style-name="T1">やんで</text:span><text:span text:style-name="T3">这件事算半路多出来的。况且，我拜托</text:span><text:span text:style-name="T1">やんで</text:span><text:span text:style-name="T3">的事是我写完作业才想到的，而且这个问题也挺关键的，所以无论如何都要拜托</text:span><text:span text:style-name="T1">やんで</text:span><text:span text:style-name="T3">解决，但是……”音游酱突然面露难色，“现在光和对立约等于送给</text:span><text:span text:style-name="T1">やんで</text:span><text:span text:style-name="T3">了，伪Arcaea世界的队伍又只剩我们了。”枫狸提出了一个解决办法：“我有一个大胆的想法，如果</text:span><text:span text:style-name="T1">しんで</text:span><text:span text:style-name="T2"> </text:span><text:span text:style-name="T5">的实验成功了，把</text:span><text:span text:style-name="T2">やんで</text:span><text:span text:style-name="T5">和</text:span><text:span text:style-name="T2">しんで</text:span><text:span text:style-name="T5">也拉进队伍，顺便把光和对立拿回来。</text:span><text:span text:style-name="T3">”音游酱停下来，望着枫狸，想了想说：“你这想法确实够大胆，不过，似乎只有这个办法了，总之得把光和对立拿回来啊……”</text:span></text:p>
      <text:p text:style-name="P8"/>
      <text:p text:style-name="P6">换Chapter</text:p>
      <text:p text:style-name="P6"/>
      <text:p text:style-name="P7">过了一周，<text:line-break/></text:p>
      <text:p text:style-name="P8"/>
      <text:p text:style-name="P8"/>
      <text:p text:style-name="P8"/>
      <text:p text:style-name="P8"/>
      <text:p text:style-name="P8"/>
      <text:p text:style-name="P8">剩下的大致思路：先去找躁和郁（音游酱、枫狸和她们是朋友），顺便带上葱和扇，然后打个几回，shinde复活成功了，复活成功后带上了yande和shinde顺便拿回光和对立。</text:p>
      <text:p text:style-name="P6">最终组是这么分的：</text:p>
      <text:p text:style-name="P11">左手 右手</text:p>
      <text:p text:style-name="P9">对立 光</text:p>
      <text:p text:style-name="P9">音游酱 枫狸</text:p>
      <text:p text:style-name="P9">郁 躁</text:p>
      <text:p text:style-name="P9">yande shinde</text:p>
      <text:p text:style-name="P9">葱 扇</text:p>
      <text:p text:style-name="P15">如果中间缺了某些组员，那就把这个组拿掉，其他的顺序不变。</text:p>
      <text:p text:style-name="P10"/>
      <text:p text:style-name="P10">打Black Fate包的时候打完Tesmpestissimo直接跳到Defection，Arcahv后面再出现。</text:p>
      <text:p text:style-name="P10"/>
      <text:p text:style-name="P10">最终章特殊剧情：完整的十人队遇到异象，从Defection一路连着打到Testify。Testify刚开始没多久的时候伪Arcaea世界出bug了，十人与游玩轨道出现在了pepon星上空。Testify结束的时候碎轨道把Pepon星炸了，然后Pepon星上所有有名字的女孩子（指ppy自家oc和文中提到过的人）都去了真Arcaea世界，其他性别的被扔去了一片漆黑的地方（但是可以看到其他人并且其他人看着是平时那种亮度）。伪Arcaea世界里的光和对立与真Arcaea世界里的不是同一个，所以会出现两组光和对立。然后音游酱用对讲机指挥在真Arcaea世界里的队伍走了一波解SA包的流程，其中，解锁Loveless Dress打的是Archav。然后Pepon星复活了，顺便把所有人拉了回去（），但伪Arcaea世界没有。然后……音游酱家里出现了亿点点搭档（除了联动搭档以外的都在音游酱家里）。</text:p>
      <text:p text:style-name="P10"/>
      <text:p text:style-name="P10">真Arcaea世界里的探索需要遇到对应场景才能在曲目列表里看到对应曲目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7T21:48:23.922000000</dc:date>
    <meta:editing-duration>PT10H1M28S</meta:editing-duration>
    <meta:editing-cycles>31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20" meta:word-count="2498" meta:character-count="2767" meta:non-whitespace-character-count="2753"/>
  </office:meta>
</office:document-meta>
</file>